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7717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map style:condition="cell-content()=&quot;Not started&quot;" style:apply-style-name="Untitled1" style:base-cell-address="Sheet1.C1"/>
      <style:map style:condition="cell-content()=&quot;Revisit&quot;" style:apply-style-name="Untitled2" style:base-cell-address="Sheet1.C1"/>
      <style:map style:condition="cell-content()=&quot;Check&quot;" style:apply-style-name="Untitled3" style:base-cell-address="Sheet1.C1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7" table:default-cell-style-name="Default"/>
        <table:table-row table:style-name="ro3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1 – Getting &amp; Knowing</text:p>
          </table:table-cell>
          <table:table-cell office:value-type="string">
            <text:p>World Food Fac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Chipotle</text:p>
          </table:table-cell>
          <table:table-cell office:value-type="string">
            <text:p>Revisit</text:p>
          </table:table-cell>
          <table:table-cell office:value-type="string">
            <text:p>Run with internet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Euro12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2 – Filtering &amp; Sorting</text:p>
          </table:table-cell>
          <table:table-cell office:value-type="string">
            <text:p>Fictional Army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Alcohol Consumpti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Occupation</text:p>
          </table:table-cell>
          <table:table-cell office:value-type="string">
            <text:p>Revisit</text:p>
          </table:table-cell>
          <table:table-cell office:value-type="string">
            <text:p>Difficult</text:p>
          </table:table-cell>
          <table:table-cell/>
        </table:table-row>
        <table:table-row table:style-name="ro3">
          <table:table-cell office:value-type="string">
            <text:p>3 – Grouping</text:p>
          </table:table-cell>
          <table:table-cell office:value-type="string">
            <text:p>Regiment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Alcohol Consumption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4 – Apply</text:p>
          </table:table-cell>
          <table:table-cell office:value-type="string">
            <text:p>US Crime Rat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Auto MPG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Fictitious Name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5 – Merge</text:p>
          </table:table-cell>
          <table:table-cell office:value-type="string">
            <text:p>Housing Market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US Baby Name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6 – Stats</text:p>
          </table:table-cell>
          <table:table-cell office:value-type="string">
            <text:p>Wind Stat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Online 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Check</text:p>
          </table:table-cell>
          <table:table-cell/>
          <table:table-cell table:style-name="ce2"/>
        </table:table-row>
        <table:table-row table:style-name="ro3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8 – Creating Series &amp; DFs</text:p>
          </table:table-cell>
          <table:table-cell office:value-type="string">
            <text:p>Pokemon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Apple Stock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Getting Financial Data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3">
          <table:table-cell office:value-type="string">
            <text:p>9 – Time Series</text:p>
          </table:table-cell>
          <table:table-cell office:value-type="string">
            <text:p>Investor Flow of Funds U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Iris</text:p>
          </table:table-cell>
          <table:table-cell office:value-type="string">
            <text:p>Check</text:p>
          </table:table-cell>
          <table:table-cell table:number-columns-repeated="2"/>
        </table:table-row>
        <table:table-row table:style-name="ro3">
          <table:table-cell office:value-type="string">
            <text:p>10 – Deleting</text:p>
          </table:table-cell>
          <table:table-cell office:value-type="string">
            <text:p>Wine</text:p>
          </table:table-cell>
          <table:table-cell office:value-type="string">
            <text:p>Revisit</text:p>
          </table:table-cell>
          <table:table-cell office:value-type="string">
            <text:p>Lots to do</text:p>
          </table:table-cell>
          <table:table-cell/>
        </table:table-row>
        <table:table-row table:style-name="ro3" table:number-rows-repeated="104854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00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11/27/2020</text:date>, <text:time>22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27T22:43:50.17</dc:date>
    <dc:creator>Andrew Block</dc:creator>
    <meta:editing-duration>P9DT1H4M33S</meta:editing-duration>
    <meta:editing-cycles>22</meta:editing-cycles>
    <meta:document-statistic meta:table-count="3" meta:cell-count="97" meta:object-count="0"/>
  </office:meta>
</office:document-meta>
</file>